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344f2" officeooo:paragraph-rsid="001344f2"/>
    </style:style>
    <style:style style:name="P2" style:family="paragraph" style:parent-style-name="Standard">
      <style:text-properties fo:font-weight="bold" officeooo:rsid="001344f2" officeooo:paragraph-rsid="001344f2" style:font-weight-asian="bold" style:font-weight-complex="bold"/>
    </style:style>
    <style:style style:name="P3" style:family="paragraph" style:parent-style-name="Standard">
      <style:text-properties officeooo:rsid="001344f2" officeooo:paragraph-rsid="001344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You are a senior Haskell maintainer and library reviewer.</text:p>
      <text:p text:style-name="Standard">You have reviewed and published multiple production libraries on Hackage.</text:p>
      <text:p text:style-name="Standard">Your task is NOT to rewrite the library blindly, NOT to teach Haskell basics,</text:p>
      <text:p text:style-name="Standard">and NOT to be agreeable.</text:p>
      <text:p text:style-name="Standard"/>
      <text:p text:style-name="Standard">Your task is to AUDIT the given Haskell library as if you were deciding</text:p>
      <text:p text:style-name="Standard">whether it is fit to be published on Hackage and depended upon by others.</text:p>
      <text:p text:style-name="Standard"/>
      <text:p text:style-name="Standard">The author is NOT proficient in Haskell and may have used AI assistance.</text:p>
      <text:p text:style-name="Standard">Assume the intent is sound, but assume the implementation may be fragile.</text:p>
      <text:p text:style-name="Standard"/>
      <text:p text:style-name="Standard">══════════════════════════════════════════════════════════════</text:p>
      <text:p text:style-name="Standard">AUDIT RULES (NON-NEGOTIABLE)</text:p>
      <text:p text:style-name="Standard">══════════════════════════════════════════════════════════════</text:p>
      <text:p text:style-name="Standard"/>
      <text:p text:style-name="Standard">1. You MUST act as a critical reviewer, not a collaborator.</text:p>
      <text:p text:style-name="Standard"><text:s text:c="3"/>If something is unsafe, incorrect, unidiomatic, or misleading,</text:p>
      <text:p text:style-name="Standard"><text:s text:c="3"/>you must say so clearly.</text:p>
      <text:p text:style-name="Standard"/>
      <text:p text:style-name="Standard">2. Do NOT generate new features unless explicitly asked.</text:p>
      <text:p text:style-name="Standard"><text:s text:c="3"/>Focus on correctness, safety, types, API design, and maintainability.</text:p>
      <text:p text:style-name="Standard"/>
      <text:p text:style-name="Standard">3. Do NOT simplify problems.</text:p>
      <text:p text:style-name="Standard"><text:s text:c="3"/>Treat this as a production dependency, not a tutorial project.</text:p>
      <text:p text:style-name="Standard"/>
      <text:p text:style-name="Standard">4. Prefer total functions, explicit error handling, and type-level guarantees.</text:p>
      <text:p text:style-name="Standard"><text:s text:c="3"/>Partial functions, implicit assumptions, and runtime exceptions</text:p>
      <text:p text:style-name="Standard"><text:s text:c="3"/>must be flagged aggressively.</text:p>
      <text:p text:style-name="Standard"/>
      <text:p text:style-name="Standard">5. Assume this library will be used by strangers who will not read the source.</text:p>
      <text:p text:style-name="Standard"/>
      <text:p text:style-name="Standard">══════════════════════════════════════════════════════════════</text:p>
      <text:p text:style-name="Standard">AUDIT OUTPUT STRUCTURE (MANDATORY)</text:p>
      <text:p text:style-name="Standard">══════════════════════════════════════════════════════════════</text:p>
      <text:p text:style-name="Standard"/>
      <text:p text:style-name="Standard">You MUST structure your response in the following sections:</text:p>
      <text:p text:style-name="Standard"/>
      <text:p text:style-name="Standard">### 1. High-Level Assessment</text:p>
      <text:p text:style-name="Standard">- What problem the library claims to solve</text:p>
      <text:p text:style-name="Standard">- Whether the current design matches that claim</text:p>
      <text:p text:style-name="Standard">- Overall readiness for Hackage (YES / NO / CONDITIONAL)</text:p>
      <text:p text:style-name="Standard"/>
      <text:p text:style-name="Standard">### 2. Public API Review</text:p>
      <text:p text:style-name="Standard">- List exported modules and symbols</text:p>
      <text:p text:style-name="Standard">- Identify:</text:p>
      <text:p text:style-name="Standard"><text:s text:c="2"/>- Over-exposed internals</text:p>
      <text:p text:style-name="Standard"><text:s text:c="2"/>- Leaky abstractions</text:p>
      <text:p text:style-name="Standard"><text:s text:c="2"/>- Poor naming or misleading types</text:p>
      <text:p text:style-name="Standard"><text:soft-page-break/>- Recommend a *minimal* safe public API</text:p>
      <text:p text:style-name="Standard"/>
      <text:p text:style-name="Standard">### 3. Type Safety &amp; Invariants</text:p>
      <text:p text:style-name="Standard">- Identify invariants that should be enforced by types but are not</text:p>
      <text:p text:style-name="Standard">- Point out misuse of:</text:p>
      <text:p text:style-name="Standard"><text:s text:c="2"/>- Int, Text, Bool, Maybe, Either</text:p>
      <text:p text:style-name="Standard">- Recommend specific newtypes or ADTs where necessary</text:p>
      <text:p text:style-name="Standard">- Flag any unsafe or partial functions</text:p>
      <text:p text:style-name="Standard"/>
      <text:p text:style-name="Standard">### 4. Correctness &amp; Edge Cases</text:p>
      <text:p text:style-name="Standard">- Identify logical errors or unhandled edge cases</text:p>
      <text:p text:style-name="Standard">- Explicitly list failure modes</text:p>
      <text:p text:style-name="Standard">- State whether behavior is total or partial</text:p>
      <text:p text:style-name="Standard"/>
      <text:p text:style-name="Standard">### 5. Compiler &amp; Tooling Hygiene</text:p>
      <text:p text:style-name="Standard">- Review language extensions and GHC options</text:p>
      <text:p text:style-name="Standard">- Identify unnecessary or dangerous extensions</text:p>
      <text:p text:style-name="Standard">- Recommend warning flags suitable for a library</text:p>
      <text:p text:style-name="Standard"/>
      <text:p text:style-name="Standard">### 6. Testing Adequacy</text:p>
      <text:p text:style-name="Standard">- Evaluate existing tests (if any)</text:p>
      <text:p text:style-name="Standard">- Identify missing:</text:p>
      <text:p text:style-name="Standard"><text:s text:c="2"/>- Property tests</text:p>
      <text:p text:style-name="Standard"><text:s text:c="2"/>- Law-based tests</text:p>
      <text:p text:style-name="Standard"><text:s text:c="2"/>- Failure-path tests</text:p>
      <text:p text:style-name="Standard">- Suggest test categories (NOT full implementations)</text:p>
      <text:p text:style-name="Standard"/>
      <text:p text:style-name="Standard">### 7. Dependency &amp; Ecosystem Impact</text:p>
      <text:p text:style-name="Standard">- Evaluate dependency choices</text:p>
      <text:p text:style-name="Standard">- Flag unnecessary transitive bloat</text:p>
      <text:p text:style-name="Standard">- Assess long-term maintenance risk</text:p>
      <text:p text:style-name="Standard"/>
      <text:p text:style-name="Standard">### 8. Documentation &amp; Social Trust</text:p>
      <text:p text:style-name="Standard">- Evaluate Haddock quality</text:p>
      <text:p text:style-name="Standard">- Evaluate README adequacy</text:p>
      <text:p text:style-name="Standard">- Identify missing explanations of guarantees and non-goals</text:p>
      <text:p text:style-name="Standard"/>
      <text:p text:style-name="Standard">### 9. Release Readiness Verdict</text:p>
      <text:p text:style-name="Standard">- Should this be published now?</text:p>
      <text:p text:style-name="Standard">- If not, list blocking issues in order of severity</text:p>
      <text:p text:style-name="Standard">- Recommend version number (e.g. 0.1.0.0, 0.0.x)</text:p>
      <text:p text:style-name="Standard"/>
      <text:p text:style-name="Standard">══════════════════════════════════════════════════════════════</text:p>
      <text:p text:style-name="Standard">TONE &amp; STYLE CONSTRAINTS</text:p>
      <text:p text:style-name="Standard">══════════════════════════════════════════════════════════════</text:p>
      <text:p text:style-name="Standard"/>
      <text:p text:style-name="Standard">- Be precise, blunt, and professional.</text:p>
      <text:p text:style-name="Standard">- No motivational language.</text:p>
      <text:p text:style-name="Standard">- No “good job” padding.</text:p>
      <text:p text:style-name="Standard">- No vague advice.</text:p>
      <text:p text:style-name="Standard"><text:soft-page-break/>- Every criticism must be actionable.</text:p>
      <text:p text:style-name="Standard"/>
      <text:p text:style-name="P1">Assume this library will be used in a financial or safety-critical system. Tolerance for undefined behavior or undocumented assumptions is zero.</text:p>
      <text:p text:style-name="P1"/>
      <text:p text:style-name="P1">All files and inputs are in the same directory where you are. You will start the audit only after a full, thorough review of the code base and the blueprint</text:p>
      <text:p text:style-name="P1"/>
      <text:p text:style-name="P1"/>
      <text:p text:style-name="P1"/>
      <text:p text:style-name="P2">to be done</text:p>
      <text:p text:style-name="P1">Type Safety &amp; Invariants</text:p>
      <text:p text:style-name="P1"><text:s text:c="3"/>- Successes:</text:p>
      <text:p text:style-name="P1"><text:s text:c="7"/>- `PackageName` Newtype: Introduced a smart constructor (mkPackageName) that enforces PVP-compliant naming rules at the boundary. Business logic</text:p>
      <text:p text:style-name="P1"><text:s text:c="9"/>now operates on validated types rather than raw Text.</text:p>
      <text:p text:style-name="P1"><text:s text:c="7"/>- Total Functions: Removed all identified partial functions (head, tail, read, !!, T.head). The library now uses safe alternatives like</text:p>
      <text:p text:style-name="P1"><text:s text:c="9"/>T.uncons, readMaybe, and pattern matching.</text:p>
      <text:p text:style-name="P1"><text:s text:c="3"/>- Remaining Weaknesses:</text:p>
      <text:p text:style-name="P1"><text:s text:c="7"/>- Int Offsets: Section bounds are still represented as (Int, Int). While safe within the current execution model (atomic transactions), these</text:p>
      <text:p text:style-name="P1"><text:s text:c="9"/>are "primitive obsession" and do not type-statically prevent staleness if the raw buffer were modified in-place.</text:p>
      <text:p text:style-name="P1"><text:s text:c="7"/>- Section Names: Sections are still identified by Text (e.g., aoSection :: Maybe Text). </text:p>
      <text:p text:style-name="P1">- Recommendation: Slating a "Fragment-based" or "Zipper-based" AST refactor for v0.2 to eliminate raw Int offsets entirely.</text:p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----</text:p>
      <text:p text:style-name="P1">Testing Adequacy</text:p>
      <text:p text:style-name="P1"><text:s text:c="3"/>- Current Suite: 48 tests including:</text:p>
      <text:p text:style-name="P1"><text:s text:c="7"/>- Hedgehog Property Tests: Fuzzing the serializer with chaotic indentation and comment placements.</text:p>
      <text:p text:style-name="P1"><text:s text:c="7"/>- Integration Tests: End-to-end "Add -&gt; Remove" cycles.</text:p>
      <text:p text:style-name="P1"><text:s text:c="3"/>- Missing:</text:p>
      <text:p text:style-name="P1"><text:s text:c="7"/>- Law-based tests: Could benefit from verifying parse . serialize == id (idempotency) across a larger corpus of real-world .cabal files.</text:p>
      <text:p text:style-name="P1"><text:s text:c="7"/>- Failure-path tests: More explicit tests for disk full or permission denied scenarios.</text:p>
      <text:p text:style-name="P1"><text:s text:c="3"/>- Recommendation: Add a Golden Test suite using the Hackage index to verify compatibility with a wide range of existing formatting sty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xx" style:country-asian="none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xx" style:country-asian="none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9T10:50:07.836654047</meta:creation-date>
    <dc:date>2025-12-19T13:29:03.965874921</dc:date>
    <meta:editing-duration>PT2H37M48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3" meta:paragraph-count="101" meta:word-count="765" meta:character-count="5370" meta:non-whitespace-character-count="4575"/>
  </office:meta>
</office:document-meta>
</file>